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10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October 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25017" calcext:value-type="float">
            <text:p><text:s/>525,017 </text:p>
          </table:table-cell>
          <table:table-cell table:style-name="ce30" office:value-type="float" office:value="2505" calcext:value-type="float">
            <text:p><text:s/>2,505 </text:p>
          </table:table-cell>
          <table:table-cell table:style-name="ce30" office:value-type="float" office:value="27252" calcext:value-type="float">
            <text:p><text:s/>27,2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465456" calcext:value-type="float">
            <text:p><text:s/>465,45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775" calcext:value-type="float">
            <text:p><text:s/>775 </text:p>
          </table:table-cell>
          <table:table-cell table:style-name="ce30" office:value-type="float" office:value="29052" calcext:value-type="float">
            <text:p><text:s/>29,0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83" calcext:value-type="float">
            <text:p><text:s/>883 </text:p>
          </table:table-cell>
          <table:table-cell table:style-name="ce30" office:value-type="float" office:value="4089" calcext:value-type="float">
            <text:p><text:s/>4,089 </text:p>
          </table:table-cell>
          <table:table-cell table:style-name="ce30" office:value-type="float" office:value="3257" calcext:value-type="float">
            <text:p><text:s/>3,257 </text:p>
          </table:table-cell>
          <table:table-cell table:style-name="ce30" office:value-type="float" office:value="832" calcext:value-type="float">
            <text:p><text:s/>832 </text:p>
          </table:table-cell>
          <table:table-cell table:style-name="ce30" office:value-type="float" office:value="145" calcext:value-type="float">
            <text:p><text:s/>145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48033" calcext:value-type="float">
            <text:p><text:s/>348,033 </text:p>
          </table:table-cell>
          <table:table-cell table:style-name="ce30" office:value-type="float" office:value="1721" calcext:value-type="float">
            <text:p><text:s/>1,721 </text:p>
          </table:table-cell>
          <table:table-cell table:style-name="ce30" office:value-type="float" office:value="20192" calcext:value-type="float">
            <text:p><text:s/>20,1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300264" calcext:value-type="float">
            <text:p><text:s/>300,264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721" calcext:value-type="float">
            <text:p><text:s/>721 </text:p>
          </table:table-cell>
          <table:table-cell table:style-name="ce30" office:value-type="float" office:value="25007" calcext:value-type="float">
            <text:p><text:s/>25,00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38" calcext:value-type="float">
            <text:p><text:s/>538 </text:p>
          </table:table-cell>
          <table:table-cell table:style-name="ce30" office:value-type="float" office:value="3017" calcext:value-type="float">
            <text:p><text:s/>3,017 </text:p>
          </table:table-cell>
          <table:table-cell table:style-name="ce30" office:value-type="float" office:value="2570" calcext:value-type="float">
            <text:p><text:s/>2,570 </text:p>
          </table:table-cell>
          <table:table-cell table:style-name="ce30" office:value-type="float" office:value="447" calcext:value-type="float">
            <text:p><text:s/>447 </text:p>
          </table:table-cell>
          <table:table-cell table:style-name="ce30" office:value-type="float" office:value="99" calcext:value-type="float">
            <text:p><text:s/>99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7012" calcext:value-type="float">
            <text:p><text:s/>167,012 </text:p>
          </table:table-cell>
          <table:table-cell table:style-name="ce31" office:value-type="float" office:value="854" calcext:value-type="float">
            <text:p><text:s/>85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6683" calcext:value-type="float">
            <text:p><text:s/>146,68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60" calcext:value-type="float">
            <text:p><text:s/>660 </text:p>
          </table:table-cell>
          <table:table-cell table:style-name="ce31" office:value-type="float" office:value="18753" calcext:value-type="float">
            <text:p><text:s/>18,75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3" calcext:value-type="float">
            <text:p><text:s/>163 </text:p>
          </table:table-cell>
          <table:table-cell table:style-name="ce31" office:value-type="float" office:value="1607" calcext:value-type="float">
            <text:p><text:s/>1,607 </text:p>
          </table:table-cell>
          <table:table-cell table:style-name="ce31" office:value-type="float" office:value="1576" calcext:value-type="float">
            <text:p><text:s/>1,576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36" calcext:value-type="float">
            <text:p><text:s/>2,436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0658" calcext:value-type="float">
            <text:p><text:s/>30,658 </text:p>
          </table:table-cell>
          <table:table-cell table:style-name="ce31" office:value-type="float" office:value="226" calcext:value-type="float">
            <text:p><text:s/>22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093" calcext:value-type="float">
            <text:p><text:s/>28,0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474" calcext:value-type="float">
            <text:p><text:s/>1,4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17" calcext:value-type="float">
            <text:p><text:s/>217 </text:p>
          </table:table-cell>
          <table:table-cell table:style-name="ce31" office:value-type="float" office:value="358" calcext:value-type="float">
            <text:p><text:s/>358 </text:p>
          </table:table-cell>
          <table:table-cell table:style-name="ce31" office:value-type="float" office:value="357" calcext:value-type="float">
            <text:p><text:s/>35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162" calcext:value-type="float">
            <text:p><text:s/>4,1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7" calcext:value-type="float">
            <text:p><text:s/>2,8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" calcext:value-type="float">
            <text:p><text:s/>17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493" calcext:value-type="float">
            <text:p><text:s/>1,493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58" calcext:value-type="float">
            <text:p><text:s/>1,15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9" calcext:value-type="float">
            <text:p><text:s/>3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203" calcext:value-type="float">
            <text:p><text:s/>7,20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94" calcext:value-type="float">
            <text:p><text:s/>5,79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7" calcext:value-type="float">
            <text:p><text:s/>2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35" calcext:value-type="float">
            <text:p><text:s/>3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95" calcext:value-type="float">
            <text:p><text:s/>4,995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98" calcext:value-type="float">
            <text:p><text:s/>4,6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08" calcext:value-type="float">
            <text:p><text:s/>1,7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0" calcext:value-type="float">
            <text:p><text:s/>5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59" calcext:value-type="float">
            <text:p><text:s/>2,0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0" calcext:value-type="float">
            <text:p><text:s/>1,7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60" calcext:value-type="float">
            <text:p><text:s/>2,16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2" calcext:value-type="float">
            <text:p><text:s/>1,7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8" calcext:value-type="float">
            <text:p><text:s/>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807" calcext:value-type="float">
            <text:p><text:s/>807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77" calcext:value-type="float">
            <text:p><text:s/>6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8" calcext:value-type="float">
            <text:p><text:s/>1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749" calcext:value-type="float">
            <text:p><text:s/>13,749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09" calcext:value-type="float">
            <text:p><text:s/>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59" calcext:value-type="float">
            <text:p><text:s/>12,959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2" calcext:value-type="float">
            <text:p><text:s/>12,0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6" calcext:value-type="float">
            <text:p><text:s/>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11" calcext:value-type="float">
            <text:p><text:s/>41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54" calcext:value-type="float">
            <text:p><text:s/>2,554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" calcext:value-type="float">
            <text:p><text:s/>4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9" calcext:value-type="float">
            <text:p><text:s/>1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30" calcext:value-type="float">
            <text:p><text:s/>17,030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38" calcext:value-type="float">
            <text:p><text:s/>15,8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59" calcext:value-type="float">
            <text:p><text:s/>259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415" calcext:value-type="float">
            <text:p><text:s/>6,415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435" calcext:value-type="float">
            <text:p><text:s/>4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5538" calcext:value-type="float">
            <text:p><text:s/>5,5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92" calcext:value-type="float">
            <text:p><text:s/>3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5707" calcext:value-type="float">
            <text:p><text:s/>35,707 </text:p>
          </table:table-cell>
          <table:table-cell table:style-name="ce31" office:value-type="float" office:value="358" calcext:value-type="float">
            <text:p><text:s/>358 </text:p>
          </table:table-cell>
          <table:table-cell table:style-name="ce31" office:value-type="float" office:value="5034" calcext:value-type="float">
            <text:p><text:s/>5,0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744" calcext:value-type="float">
            <text:p><text:s/>28,7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704" calcext:value-type="float">
            <text:p><text:s/>1,7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9" calcext:value-type="float">
            <text:p><text:s/>79 </text:p>
          </table:table-cell>
          <table:table-cell table:style-name="ce31" office:value-type="float" office:value="476" calcext:value-type="float">
            <text:p><text:s/>476 </text:p>
          </table:table-cell>
          <table:table-cell table:style-name="ce31" office:value-type="float" office:value="225" calcext:value-type="float">
            <text:p><text:s/>225 </text:p>
          </table:table-cell>
          <table:table-cell table:style-name="ce31" office:value-type="float" office:value="251" calcext:value-type="float">
            <text:p><text:s/>2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82" calcext:value-type="float">
            <text:p><text:s/>15,782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714" calcext:value-type="float">
            <text:p><text:s/>18,714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49" calcext:value-type="float">
            <text:p><text:s/>14,6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8" calcext:value-type="float">
            <text:p><text:s/>3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9" calcext:value-type="float">
            <text:p><text:s/>179 </text:p>
          </table:table-cell>
          <table:table-cell table:style-name="ce31" office:value-type="float" office:value="128" calcext:value-type="float">
            <text:p><text:s/>128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0906" calcext:value-type="float">
            <text:p><text:s/>80,906 </text:p>
          </table:table-cell>
          <table:table-cell table:style-name="ce30" office:value-type="float" office:value="449" calcext:value-type="float">
            <text:p><text:s/>449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096" calcext:value-type="float">
            <text:p><text:s/>72,0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892" calcext:value-type="float">
            <text:p><text:s/>1,8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5" calcext:value-type="float">
            <text:p><text:s/>195 </text:p>
          </table:table-cell>
          <table:table-cell table:style-name="ce30" office:value-type="float" office:value="555" calcext:value-type="float">
            <text:p><text:s/>555 </text:p>
          </table:table-cell>
          <table:table-cell table:style-name="ce30" office:value-type="float" office:value="338" calcext:value-type="float">
            <text:p><text:s/>338 </text:p>
          </table:table-cell>
          <table:table-cell table:style-name="ce30" office:value-type="float" office:value="217" calcext:value-type="float">
            <text:p><text:s/>217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685" calcext:value-type="float">
            <text:p><text:s/>93,685 </text:p>
          </table:table-cell>
          <table:table-cell table:style-name="ce30" office:value-type="float" office:value="335" calcext:value-type="float">
            <text:p><text:s/>33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305" calcext:value-type="float">
            <text:p><text:s/>91,3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2056" calcext:value-type="float">
            <text:p><text:s/>2,0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0" calcext:value-type="float">
            <text:p><text:s/>150 </text:p>
          </table:table-cell>
          <table:table-cell table:style-name="ce30" office:value-type="float" office:value="492" calcext:value-type="float">
            <text:p><text:s/>492 </text:p>
          </table:table-cell>
          <table:table-cell table:style-name="ce30" office:value-type="float" office:value="324" calcext:value-type="float">
            <text:p><text:s/>324 </text:p>
          </table:table-cell>
          <table:table-cell table:style-name="ce30" office:value-type="float" office:value="168" calcext:value-type="float">
            <text:p><text:s/>168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393" calcext:value-type="float">
            <text:p><text:s/>2,39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0" calcext:value-type="float">
            <text:p><text:s/>4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91" calcext:value-type="float">
            <text:p><text:s/>1,79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97" calcext:value-type="float">
            <text:p><text:s/>9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5" calcext:value-type="float">
            <text:p><text:s/>2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94" calcext:value-type="float">
            <text:p><text:s/>1,89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0" calcext:value-type="float">
            <text:p><text:s/>9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99" calcext:value-type="float">
            <text:p><text:s/>49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0" calcext:value-type="float">
            <text:p><text:s/>4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1-10T15:28:04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